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13cm" svg:height="10.335cm" svg:x="12.856cm" svg:y="3.638cm">
            <draw:object draw:notify-on-update-of-ranges="Sheet1.A3:Sheet1.A7 Sheet1.C3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GIT</text:p>
          </table:table-cell>
          <table:table-cell table:style-name="Default" office:value-type="string" calcext:value-type="string">
            <text:p>Percetage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E2]/6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office:value-type="float" office:value="15.833" calcext:value-type="float">
            <text:p>15.833</text:p>
          </table:table-cell>
          <table:table-cell table:formula="of:=[.B3]/[.B$8]" office:value-type="percentage" office:value="0.279226848667619" calcext:value-type="percentage">
            <text:p>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1.47" calcext:value-type="float">
            <text:p>11.47</text:p>
          </table:table-cell>
          <table:table-cell table:formula="of:=[.B4]/[.B$8]" office:value-type="percentage" office:value="0.20228206620461" calcext:value-type="percentage">
            <text:p>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</text:p>
          </table:table-cell>
          <table:table-cell office:value-type="float" office:value="14.85" calcext:value-type="float">
            <text:p>14.85</text:p>
          </table:table-cell>
          <table:table-cell table:formula="of:=[.B5]/[.B$8]" office:value-type="percentage" office:value="0.261890905243109" calcext:value-type="percentage">
            <text:p>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.7" calcext:value-type="float">
            <text:p>1.7</text:p>
          </table:table-cell>
          <table:table-cell table:formula="of:=[.B6]/[.B$8]" office:value-type="percentage" office:value="0.0299807770311976" calcext:value-type="percentage">
            <text:p>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Y</text:p>
          </table:table-cell>
          <table:table-cell office:value-type="float" office:value="12.85" calcext:value-type="float">
            <text:p>12.85</text:p>
          </table:table-cell>
          <table:table-cell table:formula="of:=[.B7]/[.B$8]" office:value-type="percentage" office:value="0.226619402853464" calcext:value-type="percentage">
            <text:p>23%</text:p>
          </table:table-cell>
          <table:table-cell table:number-columns-repeated="3"/>
        </table:table-row>
        <table:table-row table:style-name="ro1">
          <table:table-cell/>
          <table:table-cell table:formula="of:=SUM([.B3:.B7])" office:value-type="float" office:value="56.703" calcext:value-type="float">
            <text:p>56.703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00-00-00</text:date>, <text:time style:data-style-name="N2" text:time-value="17:05:18.297538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9:34:36.079761522</meta:creation-date>
    <dc:date>2015-12-08T17:07:34.943309490</dc:date>
    <meta:editing-duration>PT8M46S</meta:editing-duration>
    <meta:editing-cycles>2</meta:editing-cycles>
    <meta:generator>LibreOffice/4.2.8.2$Linux_X86_64 LibreOffice_project/42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14cm" svg:height="10.336cm" xlink:href=".." xlink:type="simple" chart:class="chart:circle" chart:style-name="ch1">
        <chart:title svg:x="3.542cm" svg:y="0.342cm" chart:style-name="ch2">
          <text:p>Time Spent by Category</text:p>
        </chart:title>
        <chart:legend chart:legend-position="end" svg:x="10.042cm" svg:y="3.873cm" style:legend-expansion="high" chart:style-name="ch3"/>
        <chart:plot-area chart:style-name="ch4" table:cell-range-address="Sheet1.A3:Sheet1.A7 Sheet1.C3:Sheet1.C7" chart:data-source-has-labels="column" svg:x="0.24cm" svg:y="1.353cm" svg:width="9.562cm" svg:height="8.777cm">
          <chartooo:coordinate-region svg:x="0.633cm" svg:y="1.354cm" svg:width="8.776cm" svg:height="8.776cm"/>
          <chart:axis chart:dimension="x" chart:name="primary-x" chart:style-name="ch5" chartooo:axis-type="auto">
            <chartooo:date-scale/>
            <chart:categories table:cell-range-address="Sheet1.A3:Shee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OC</text:p>
                <draw:g>
                  <svg:desc>Sheet1.A3:Sheet1.A7</svg:desc>
                </draw:g>
              </table:table-cell>
              <table:table-cell office:value-type="float" office:value="0.279226848667619">
                <text:p>0.279226848667619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MODEL</text:p>
              </table:table-cell>
              <table:table-cell office:value-type="float" office:value="0.20228206620461">
                <text:p>0.20228206620461</text:p>
              </table:table-cell>
            </table:table-row>
            <table:table-row>
              <table:table-cell office:value-type="string">
                <text:p>PROG</text:p>
              </table:table-cell>
              <table:table-cell office:value-type="float" office:value="0.261890905243109">
                <text:p>0.261890905243109</text:p>
              </table:table-cell>
            </table:table-row>
            <table:table-row>
              <table:table-cell office:value-type="string">
                <text:p>DATA</text:p>
              </table:table-cell>
              <table:table-cell office:value-type="float" office:value="0.0299807770311976">
                <text:p>0.0299807770311976</text:p>
              </table:table-cell>
            </table:table-row>
            <table:table-row>
              <table:table-cell office:value-type="string">
                <text:p>STUDY</text:p>
              </table:table-cell>
              <table:table-cell office:value-type="float" office:value="0.226619402853464">
                <text:p>0.226619402853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